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consolata Condensed Bold" svg:font-family="'Inconsolata Condensed Bold'" style:font-pitch="fixed"/>
    <style:font-face style:name="Inconsolata Condensed Bold1" svg:font-family="'Inconsolata Condensed Bold'" style:font-pitch="variable"/>
    <style:font-face style:name="Liberation Sans1" svg:font-family="'Liberation Sans'" style:font-pitch="variable"/>
    <style:font-face style:name="OpenDinSchriftenEngshrift" svg:font-family="OpenDinSchriftenEngshrif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0072d8" draw:textarea-horizontal-align="justify" draw:textarea-vertical-align="middle" draw:auto-grow-height="false" fo:min-height="1.751cm" fo:min-width="1.501cm"/>
    </style:style>
    <style:style style:name="gr2" style:family="graphic" style:parent-style-name="standard">
      <style:graphic-properties draw:stroke="none" draw:fill-color="#0072d8" draw:textarea-horizontal-align="justify" draw:textarea-vertical-align="middle" draw:auto-grow-height="false" fo:min-height="1.751cm" fo:min-width="2.001cm"/>
    </style:style>
    <style:style style:name="gr3" style:family="graphic" style:parent-style-name="standard">
      <style:graphic-properties draw:stroke="none" draw:fill-color="#e5c10e" draw:textarea-horizontal-align="justify" draw:textarea-vertical-align="middle" draw:auto-grow-height="false" fo:min-height="1.751cm" fo:min-width="2.001cm"/>
    </style:style>
    <style:style style:name="gr4" style:family="graphic" style:parent-style-name="standard">
      <style:graphic-properties draw:stroke="none" draw:fill-color="#e5c10e" draw:textarea-horizontal-align="justify" draw:textarea-vertical-align="top" draw:auto-grow-height="false" fo:min-height="1.25cm" fo:min-width="3cm"/>
      <style:paragraph-properties style:writing-mode="lr-tb"/>
    </style:style>
    <style:style style:name="gr5" style:family="graphic" style:parent-style-name="standard">
      <style:graphic-properties draw:stroke="none" svg:stroke-width="0.018cm" svg:stroke-color="#0072d8" draw:marker-start-width="0.227cm" draw:marker-end-width="0.227cm" draw:fill-color="#ffd900" draw:textarea-horizontal-align="justify" draw:textarea-vertical-align="middle" draw:auto-grow-height="false" fo:min-height="0.75cm" fo:min-width="3cm"/>
      <style:paragraph-properties style:writing-mode="lr-tb"/>
    </style:style>
    <style:style style:name="gr6" style:family="graphic" style:parent-style-name="standard">
      <style:graphic-properties draw:stroke="none" draw:fill-color="#0072d8" draw:textarea-horizontal-align="justify" draw:textarea-vertical-align="top" draw:auto-grow-height="false" fo:min-height="1.25cm" fo:min-width="6.5cm"/>
      <style:paragraph-properties style:writing-mode="lr-tb"/>
    </style:style>
    <style:style style:name="gr7" style:family="graphic" style:parent-style-name="standard">
      <style:graphic-properties draw:stroke="solid" svg:stroke-width="0.081cm" svg:stroke-color="#0072d8" draw:marker-start-width="0.321cm" draw:marker-end-width="0.321cm" draw:stroke-linejoin="miter" draw:fill-color="#ffffff" draw:textarea-horizontal-align="justify" draw:textarea-vertical-align="middle" draw:auto-grow-height="false" fo:min-height="5.637cm" fo:min-width="6.438cm" fo:padding-top="0.156cm" fo:padding-bottom="0.156cm" fo:padding-left="0.281cm" fo:padding-right="0.281cm"/>
      <style:paragraph-properties style:writing-mode="lr-tb"/>
    </style:style>
    <style:style style:name="gr8" style:family="graphic" style:parent-style-name="objectwithoutfill">
      <style:graphic-properties svg:stroke-width="0.081cm" svg:stroke-color="#0072d8" draw:marker-start-width="0.321cm" draw:marker-end-width="0.321cm" draw:fill="none" draw:textarea-vertical-align="middle" fo:padding-top="0.165cm" fo:padding-bottom="0.165cm" fo:padding-left="0.29cm" fo:padding-right="0.29cm"/>
    </style:style>
    <style:style style:name="gr9" style:family="graphic" style:parent-style-name="standard">
      <style:graphic-properties draw:stroke="none" draw:fill-color="#0072d8" draw:textarea-horizontal-align="justify" draw:textarea-vertical-align="top" draw:auto-grow-height="false" fo:min-height="1.25cm" fo:min-width="3cm"/>
      <style:paragraph-properties style:writing-mode="lr-tb"/>
    </style:style>
    <style:style style:name="gr10" style:family="graphic" style:parent-style-name="standard">
      <style:graphic-properties draw:stroke="none" svg:stroke-width="0.018cm" svg:stroke-color="#0072d8" draw:marker-start-width="0.227cm" draw:marker-end-width="0.227cm" draw:fill-color="#0072d8" draw:textarea-horizontal-align="justify" draw:textarea-vertical-align="middle" draw:auto-grow-height="false" fo:min-height="0.75cm" fo:min-width="3cm"/>
      <style:paragraph-properties style:writing-mode="lr-tb"/>
    </style:style>
    <style:style style:name="gr11" style:family="graphic" style:parent-style-name="standard">
      <style:graphic-properties draw:stroke="none" draw:fill-color="#0072d8" draw:textarea-horizontal-align="justify" draw:textarea-vertical-align="middle" draw:auto-grow-height="false" fo:min-height="1.75cm" fo:min-width="3cm"/>
      <style:paragraph-properties style:writing-mode="lr-tb"/>
    </style:style>
    <style:style style:name="gr12" style:family="graphic" style:parent-style-name="standard">
      <style:graphic-properties draw:stroke="none" draw:fill-color="#ffd900" draw:textarea-horizontal-align="justify" draw:textarea-vertical-align="middle" draw:auto-grow-height="false" fo:min-height="6.25cm" fo:min-width="2.695cm"/>
    </style:style>
    <style:style style:name="gr13" style:family="graphic" style:parent-style-name="standard">
      <style:graphic-properties draw:stroke="none" svg:stroke-width="0.018cm" svg:stroke-color="#0072d8" draw:marker-start-width="0.227cm" draw:marker-end-width="0.227cm" draw:fill-color="#ffd900" draw:textarea-horizontal-align="justify" draw:textarea-vertical-align="middle" draw:auto-grow-height="false" fo:min-height="6.25cm" fo:min-width="3.972cm"/>
      <style:paragraph-properties style:writing-mode="lr-tb"/>
    </style:style>
    <style:style style:name="gr14" style:family="graphic" style:parent-style-name="standard">
      <style:graphic-properties draw:stroke="none" draw:fill-color="#ffd900" draw:textarea-horizontal-align="justify" draw:textarea-vertical-align="middle" draw:auto-grow-height="false" fo:min-height="6.25cm" fo:min-width="2.126cm"/>
    </style:style>
    <style:style style:name="gr15" style:family="graphic" style:parent-style-name="standard">
      <style:graphic-properties draw:stroke="none" svg:stroke-width="0.018cm" svg:stroke-color="#0072d8" draw:marker-start-width="0.227cm" draw:marker-end-width="0.227cm" draw:fill-color="#ffd900" draw:textarea-horizontal-align="justify" draw:textarea-vertical-align="middle" draw:auto-grow-height="false" fo:min-height="6.25cm" fo:min-width="3.7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vertical-align="bottom" fo:min-height="1cm"/>
      <style:paragraph-properties style:writing-mode="lr-tb"/>
    </style:style>
    <style:style style:name="P1" style:family="paragraph">
      <loext:graphic-properties draw:fill-color="#0072d8"/>
      <style:paragraph-properties fo:text-align="center"/>
    </style:style>
    <style:style style:name="P2" style:family="paragraph">
      <loext:graphic-properties draw:fill-color="#e5c10e"/>
      <style:paragraph-properties fo:text-align="center"/>
      <style:text-properties fo:color="#000000" loext:opacity="100%"/>
    </style:style>
    <style:style style:name="P3" style:family="paragraph">
      <style:paragraph-properties fo:text-align="start" style:writing-mode="lr-tb"/>
      <style:text-properties fo:color="#000000" loext:opacity="100%" style:font-name="OpenDinSchriftenEngshrift"/>
    </style:style>
    <style:style style:name="P4" style:family="paragraph">
      <loext:graphic-properties draw:fill-color="#e5c10e"/>
      <style:paragraph-properties fo:text-align="start" style:writing-mode="lr-tb"/>
      <style:text-properties fo:color="#000000" loext:opacity="100%" style:font-name="OpenDinSchriftenEngshrift"/>
    </style:style>
    <style:style style:name="P5" style:family="paragraph">
      <style:paragraph-properties fo:text-align="center" style:writing-mode="lr-tb"/>
      <style:text-properties fo:color="#000000" loext:opacity="100%" style:font-name="Inconsolata Condensed Bold" fo:font-weight="bold" style:font-weight-asian="bold" style:font-weight-complex="bold"/>
    </style:style>
    <style:style style:name="P6" style:family="paragraph">
      <loext:graphic-properties draw:fill-color="#ffd900"/>
      <style:paragraph-properties fo:text-align="center" style:writing-mode="lr-tb"/>
      <style:text-properties fo:color="#000000" loext:opacity="100%" style:font-name="Inconsolata Condensed Bold" fo:font-weight="bold" style:font-weight-asian="bold" style:font-weight-complex="bold"/>
    </style:style>
    <style:style style:name="P7" style:family="paragraph">
      <style:paragraph-properties fo:text-align="start" style:writing-mode="lr-tb"/>
      <style:text-properties fo:color="#ffffff" loext:opacity="100%" style:font-name="OpenDinSchriftenEngshrift"/>
    </style:style>
    <style:style style:name="P8" style:family="paragraph">
      <loext:graphic-properties draw:fill-color="#0072d8"/>
      <style:paragraph-properties fo:text-align="start" style:writing-mode="lr-tb"/>
      <style:text-properties fo:color="#ffffff" loext:opacity="100%" style:font-name="OpenDinSchriftenEngshrift"/>
    </style:style>
    <style:style style:name="P9" style:family="paragraph">
      <loext:graphic-properties draw:fill-color="#ffffff"/>
      <style:paragraph-properties fo:text-align="center" style:writing-mode="lr-tb"/>
      <style:text-properties fo:color="#ffffff" loext:opacity="100%" style:font-name="Inconsolata Condensed Bold" fo:font-weight="bold" style:font-weight-asian="bold" style:font-weight-complex="bold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fo:text-align="center" style:writing-mode="lr-tb"/>
      <style:text-properties fo:color="#ffffff" loext:opacity="100%" style:font-name="Inconsolata Condensed Bold" fo:font-weight="bold" style:font-weight-asian="bold" style:font-weight-complex="bold"/>
    </style:style>
    <style:style style:name="P12" style:family="paragraph">
      <loext:graphic-properties draw:fill-color="#0072d8"/>
      <style:paragraph-properties fo:text-align="center" style:writing-mode="lr-tb"/>
      <style:text-properties fo:color="#ffffff" loext:opacity="100%" style:font-name="Inconsolata Condensed Bold" fo:font-weight="bold" style:font-weight-asian="bold" style:font-weight-complex="bold"/>
    </style:style>
    <style:style style:name="P13" style:family="paragraph">
      <loext:graphic-properties draw:fill-color="#0072d8"/>
      <style:paragraph-properties fo:text-align="center"/>
      <style:text-properties fo:font-size="22pt"/>
    </style:style>
    <style:style style:name="P14" style:family="paragraph">
      <style:paragraph-properties fo:text-align="center" style:writing-mode="lr-tb"/>
      <style:text-properties fo:color="#ffffff" loext:opacity="100%" style:font-name="OpenDinSchriftenEngshrift" fo:font-size="22pt"/>
    </style:style>
    <style:style style:name="P15" style:family="paragraph">
      <loext:graphic-properties draw:fill-color="#0072d8"/>
      <style:paragraph-properties fo:text-align="center" style:writing-mode="lr-tb"/>
      <style:text-properties fo:color="#ffffff" loext:opacity="100%" style:font-name="OpenDinSchriftenEngshrift" fo:font-size="22pt"/>
    </style:style>
    <style:style style:name="P16" style:family="paragraph">
      <loext:graphic-properties draw:fill-color="#ffd900"/>
      <style:paragraph-properties fo:margin-left="0.3cm" fo:margin-right="0cm" fo:text-align="start" fo:text-indent="0cm"/>
    </style:style>
    <style:style style:name="P17" style:family="paragraph">
      <style:paragraph-properties fo:margin-left="0.3cm" fo:margin-right="0cm" fo:text-align="start" fo:text-indent="0cm" style:writing-mode="lr-tb"/>
      <style:text-properties fo:color="#000000" loext:opacity="100%" style:font-name="Inconsolata Condensed Bold" fo:font-size="22pt" fo:font-weight="bold" style:font-size-asian="22pt" style:font-weight-asian="bold" style:font-size-complex="22pt" style:font-weight-complex="bold"/>
    </style:style>
    <style:style style:name="P18" style:family="paragraph">
      <loext:graphic-properties draw:fill-color="#ffd900"/>
      <style:paragraph-properties fo:margin-left="0.3cm" fo:margin-right="0cm" fo:text-align="start" fo:text-indent="0cm" style:writing-mode="lr-tb"/>
      <style:text-properties fo:color="#000000" loext:opacity="100%" style:font-name="Inconsolata Condensed Bold" fo:font-size="22pt" fo:font-weight="bold" style:font-size-asian="22pt" style:font-weight-asian="bold" style:font-size-complex="22pt" style:font-weight-complex="bold"/>
    </style:style>
    <style:style style:name="P19" style:family="paragraph">
      <loext:graphic-properties draw:fill-color="#e5c10e"/>
      <style:paragraph-properties fo:text-align="center"/>
    </style:style>
    <style:style style:name="P20" style:family="paragraph">
      <loext:graphic-properties draw:fill-color="#ffd900"/>
      <style:paragraph-properties fo:text-align="center"/>
      <style:text-properties fo:color="#000000" loext:opacity="100%" fo:font-size="22pt"/>
    </style:style>
    <style:style style:name="P21" style:family="paragraph">
      <style:paragraph-properties fo:text-align="start" style:writing-mode="lr-tb"/>
      <style:text-properties fo:color="#000000" loext:opacity="100%" style:font-name="Inconsolata Condensed Bold" fo:font-size="22pt" fo:font-weight="bold" style:font-weight-asian="bold" style:font-weight-complex="bold"/>
    </style:style>
    <style:style style:name="P22" style:family="paragraph">
      <loext:graphic-properties draw:fill-color="#ffd900"/>
      <style:paragraph-properties fo:text-align="start" style:writing-mode="lr-tb"/>
      <style:text-properties fo:color="#000000" loext:opacity="100%" style:font-name="Inconsolata Condensed Bold" fo:font-size="22pt" fo:font-weight="bold" style:font-weight-asian="bold" style:font-weight-complex="bold"/>
    </style:style>
    <style:style style:name="P23" style:family="paragraph">
      <style:text-properties fo:font-size="22pt"/>
    </style:style>
    <style:style style:name="P24" style:family="paragraph">
      <loext:graphic-properties draw:fill="none" draw:fill-color="#ffffff"/>
      <style:paragraph-properties style:writing-mode="lr-tb"/>
      <style:text-properties style:font-name="OpenDinSchriftenEngshrift" fo:font-size="22pt"/>
    </style:style>
    <style:style style:name="T1" style:family="text">
      <style:text-properties fo:color="#000000" loext:opacity="100%" style:font-name="OpenDinSchriftenEngshrift"/>
    </style:style>
    <style:style style:name="T2" style:family="text">
      <style:text-properties fo:color="#000000" loext:opacity="100%" style:font-name="Inconsolata Condensed Bold" fo:font-weight="bold" style:font-weight-asian="bold" style:font-weight-complex="bold"/>
    </style:style>
    <style:style style:name="T3" style:family="text">
      <style:text-properties fo:color="#ffffff" loext:opacity="100%" style:font-name="OpenDinSchriftenEngshrift"/>
    </style:style>
    <style:style style:name="T4" style:family="text">
      <style:text-properties fo:color="#ffffff" loext:opacity="100%" style:font-name="Inconsolata Condensed Bold" fo:font-weight="bold" style:font-weight-asian="bold" style:font-weight-complex="bold"/>
    </style:style>
    <style:style style:name="T5" style:family="text">
      <style:text-properties fo:color="#000000" loext:opacity="100%" style:font-name="Inconsolata Condensed Bold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OpenDinSchriftenEngshrif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cm" svg:height="2cm" svg:x="23.5cm" svg:y="7.75cm">
          <text:p/>
          <draw:enhanced-geometry svg:viewBox="0 0 21600 21600" draw:mirror-horizontal="false" draw:mirror-vertical="false" draw:text-areas="0 0 21600 21600" draw:type="chevron" draw:modifiers="14842.5787106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23.5cm" svg:y="10cm">
          <text:p/>
          <draw:enhanced-geometry svg:viewBox="0 0 21600 21600" draw:mirror-horizontal="false" draw:mirror-vertical="false" draw:text-areas="0 0 21600 21600" draw:type="chevron" draw:modifiers="14842.5787106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cm" svg:height="2cm" svg:x="23.5cm" svg:y="5.5cm">
          <text:p/>
          <draw:enhanced-geometry svg:viewBox="0 0 21600 21600" draw:mirror-horizontal="false" draw:mirror-vertical="false" draw:text-areas="0 0 21600 21600" draw:type="chevron" draw:modifiers="14842.578710644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5cm" svg:height="2cm" svg:x="16.5cm" svg:y="7.75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2.5cm" svg:height="2cm" svg:x="16.5cm" svg:y="10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g>
          <draw:custom-shape draw:style-name="gr3" draw:text-style-name="P2" draw:layer="layout" svg:width="2.5cm" svg:height="2cm" svg:x="30.75cm" svg:y="17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31.75cm" svg:y="17.5cm">
            <text:p text:style-name="P3"><text:span text:style-name="T1">Backend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31.75cm" svg:y="18.5cm">
            <text:p text:style-name="P5"><text:span text:style-name="T2">MQ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" draw:text-style-name="P1" draw:layer="layout" svg:width="2.5cm" svg:height="2cm" svg:x="16.5cm" svg:y="5.5cm">
          <text:p/>
          <draw:enhanced-geometry svg:viewBox="0 0 21600 21600" draw:mirror-horizontal="false" draw:mirror-vertical="false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6" draw:text-style-name="P8" draw:layer="layout" svg:width="7cm" svg:height="1.5cm" svg:x="17.5cm" svg:y="5.5cm">
          <text:p text:style-name="P7"><text:span text:style-name="T3">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9" draw:layer="layout" svg:width="7cm" svg:height="5.949cm" svg:x="17.5cm" svg:y="6.55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10" draw:layer="layout" svg:x1="24.5cm" svg:y1="5.551cm" svg:x2="24.5cm" svg:y2="6.551cm">
          <text:p/>
        </draw:line>
        <draw:g>
          <draw:custom-shape draw:style-name="gr2" draw:text-style-name="P1" draw:layer="layout" svg:width="2.5cm" svg:height="2cm" svg:x="18.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5cm" svg:height="2cm" svg:x="21.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3.5cm" svg:height="1.5cm" svg:x="19.5cm" svg:y="10cm">
            <text:p text:style-name="P7"><text:span text:style-name="T3">Stream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3.5cm" svg:height="1cm" svg:x="19.5cm" svg:y="11cm">
            <text:p text:style-name="P11"><text:span text:style-name="T4">Kafk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11.5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14.5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12.5cm" svg:y="5.5cm">
            <text:p text:style-name="P14"><text:span text:style-name="T3">HTT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" draw:layer="layout" svg:width="2.5cm" svg:height="2cm" svg:x="18.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" draw:layer="layout" svg:width="2.5cm" svg:height="2cm" svg:x="21.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9" draw:text-style-name="P8" draw:layer="layout" svg:width="3.5cm" svg:height="1.5cm" svg:x="19.5cm" svg:y="7.75cm">
            <text:p text:style-name="P7"><text:span text:style-name="T3">Authenticatio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12" draw:layer="layout" svg:width="3.5cm" svg:height="1cm" svg:x="19.5cm" svg:y="8.75cm">
            <text:p text:style-name="P11"><text:span text:style-name="T4">Device Registry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16" draw:layer="layout" svg:width="3.194cm" svg:height="6.5cm" svg:x="7.806cm" svg:y="5.5cm">
            <text:p/>
            <draw:enhanced-geometry svg:viewBox="0 0 21600 21600" draw:text-areas="0 0 21600 21600" draw:type="chevron" draw:modifiers="17367.8873239437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3" draw:text-style-name="P18" draw:layer="layout" svg:width="4.472cm" svg:height="6.5cm" svg:x="5.25cm" svg:y="5.5cm">
            <text:p text:style-name="P17"><text:span text:style-name="T5">* Devices</text:span></text:p>
            <text:p text:style-name="P17"><text:span text:style-name="T5">* Gateways</text:span></text:p>
            <text:p text:style-name="P17"><text:span text:style-name="T5">* Service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2.5cm" svg:height="2cm" svg:x="10.75cm" svg:y="22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11.75cm" svg:y="22.75cm">
            <text:p text:style-name="P3"><text:span text:style-name="T1">My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11.75cm" svg:y="23.75cm">
            <text:p text:style-name="P5"><text:span text:style-name="T2">Consume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9" draw:layer="layout" svg:width="2.5cm" svg:height="2cm" svg:x="7cm" svg:y="2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5cm" svg:y="20cm">
            <text:p text:style-name="P3"><text:span text:style-name="T1">Gatew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5cm" svg:y="21cm">
            <text:p text:style-name="P5"><text:span text:style-name="T2">Send dat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2.5cm" svg:height="2cm" svg:x="19.5cm" svg:y="23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2.5cm" svg:height="2cm" svg:x="22.5cm" svg:y="23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20.5cm" svg:y="23cm">
            <text:p text:style-name="P3"><text:span text:style-name="T1">Gateway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20.5cm" svg:y="24cm">
            <text:p text:style-name="P5"><text:span text:style-name="T2">Co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2" draw:layer="layout" svg:width="2.5cm" svg:height="2cm" svg:x="10.75cm" svg:y="2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3" draw:text-style-name="P2" draw:layer="layout" svg:width="2.5cm" svg:height="2cm" svg:x="13.75cm" svg:y="2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11.75cm" svg:y="20cm">
            <text:p text:style-name="P3"><text:span text:style-name="T1">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11.75cm" svg:y="21cm">
            <text:p text:style-name="P5"><text:span text:style-name="T2">Co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3" draw:text-style-name="P19" draw:layer="layout" svg:width="2.5cm" svg:height="2cm" svg:x="7cm" svg:y="22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4" draw:text-style-name="P4" draw:layer="layout" svg:width="3.5cm" svg:height="1.5cm" svg:x="5cm" svg:y="22.75cm">
            <text:p text:style-name="P3"><text:span text:style-name="T1">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6" draw:layer="layout" svg:width="3.5cm" svg:height="1cm" svg:x="5cm" svg:y="23.7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11.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14.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12.5cm" svg:y="7.75cm">
            <text:p text:style-name="P14"><text:span text:style-name="T3">MQ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11.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14.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12.5cm" svg:y="10cm">
            <text:p text:style-name="P14"><text:span text:style-name="T3">CoA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25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28cm" svg:y="5.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26cm" svg:y="5.5cm">
            <text:p text:style-name="P14"><text:span text:style-name="T3">Kafka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25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28cm" svg:y="7.75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26cm" svg:y="7.75cm">
            <text:p text:style-name="P14"><text:span text:style-name="T3">MQT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2" draw:text-style-name="P13" draw:layer="layout" svg:width="2.5cm" svg:height="2cm" svg:x="25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2" draw:text-style-name="P13" draw:layer="layout" svg:width="2.5cm" svg:height="2cm" svg:x="28cm" svg:y="10cm">
            <text:p/>
            <draw:enhanced-geometry svg:viewBox="0 0 21600 21600" draw:text-areas="0 0 21600 21600" draw:type="chevron" draw:modifiers="16200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1" draw:text-style-name="P15" draw:layer="layout" svg:width="3.5cm" svg:height="2cm" svg:x="26cm" svg:y="10cm">
            <text:p text:style-name="P14"><text:span text:style-name="T3">WebSocke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4" draw:text-style-name="P20" draw:layer="layout" svg:width="2.625cm" svg:height="6.5cm" svg:x="30.75cm" svg:y="5.5cm">
            <text:p/>
            <draw:enhanced-geometry svg:viewBox="0 0 21600 21600" draw:text-areas="0 0 21600 21600" draw:type="chevron" draw:modifiers="16450.8758568165" draw:enhanced-path="M 0 0 L ?f0 0 21600 10800 ?f0 21600 0 21600 ?f1 10800 Z N">
              <draw:equation draw:name="f0" draw:formula="$0 "/>
              <draw:equation draw:name="f1" draw:formula="21600-?f0 "/>
              <draw:handle draw:handle-position="$0 top" draw:handle-range-x-minimum="0" draw:handle-range-x-maximum="21600"/>
            </draw:enhanced-geometry>
          </draw:custom-shape>
          <draw:custom-shape draw:style-name="gr15" draw:text-style-name="P22" draw:layer="layout" svg:width="4.2cm" svg:height="6.5cm" svg:x="31.8cm" svg:y="5.5cm">
            <text:p text:style-name="P21"><text:span text:style-name="T2">Cloud</text:span></text:p>
            <text:p text:style-name="P21"><text:span text:style-name="T2">Applic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16" draw:text-style-name="P24" draw:layer="layout" svg:width="6.25cm" svg:height="1.25cm" svg:x="11.25cm" svg:y="4cm">
          <draw:text-box>
            <text:p text:style-name="P23"><text:span text:style-name="T6">Protocol endpoints</text:span></text:p>
          </draw:text-box>
        </draw:frame>
        <draw:frame draw:style-name="gr16" draw:text-style-name="P24" draw:layer="layout" svg:width="6.25cm" svg:height="1.25cm" svg:x="25cm" svg:y="4cm">
          <draw:text-box>
            <text:p text:style-name="P23"><text:span text:style-name="T6">Integration APIs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consolata Condensed Bold" svg:font-family="'Inconsolata Condensed Bold'" style:font-pitch="fixed"/>
    <style:font-face style:name="Inconsolata Condensed Bold1" svg:font-family="'Inconsolata Condensed Bold'" style:font-pitch="variable"/>
    <style:font-face style:name="Liberation Sans1" svg:font-family="'Liberation Sans'" style:font-pitch="variable"/>
    <style:font-face style:name="OpenDinSchriftenEngshrift" svg:font-family="OpenDinSchriftenEngshrift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8-16T15:08:50.294482974</meta:creation-date>
    <dc:date>2021-08-16T15:54:13.731015091</dc:date>
    <meta:editing-duration>PT40M37S</meta:editing-duration>
    <meta:editing-cycles>16</meta:editing-cycles>
    <meta:generator>LibreOffice/7.1.5.2$Linux_X86_64 LibreOffice_project/85f04e9f809797b8199d13c421bd8a2b025d52b5</meta:generator>
    <meta:document-statistic meta:object-count="77"/>
  </office:meta>
</office:document-meta>
</file>